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6.919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5.78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489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333333"/>
    </style:style>
    <style:style style:name="gr5" style:family="graphic" style:parent-style-name="standard">
      <style:graphic-properties draw:stroke="none" draw:fill="solid" draw:fill-color="#2f67d0"/>
    </style:style>
    <style:style style:name="gr6" style:family="graphic" style:parent-style-name="standard">
      <style:graphic-properties draw:stroke="none" draw:fill="solid" draw:fill-color="#4bb44b"/>
    </style:style>
    <style:style style:name="gr7" style:family="graphic" style:parent-style-name="standard">
      <style:graphic-properties draw:stroke="none" draw:fill="solid" draw:fill-color="#008080"/>
    </style:style>
    <style:style style:name="gr8" style:family="graphic" style:parent-style-name="standard">
      <style:graphic-properties draw:stroke="solid" svg:stroke-width="0.111cm" svg:stroke-color="#424242" draw:stroke-linejoin="round" svg:stroke-linecap="round" draw:fill="none" fo:padding-top="0.055cm" fo:padding-bottom="0.055cm" fo:padding-left="0.055cm" fo:padding-right="0.055cm"/>
    </style:style>
    <style:style style:name="gr9" style:family="graphic" style:parent-style-name="standard">
      <style:graphic-properties draw:stroke="solid" svg:stroke-width="0.044cm" svg:stroke-color="#262626" draw:stroke-linejoin="miter" svg:stroke-linecap="square" draw:fill="none" fo:padding-top="0.022cm" fo:padding-bottom="0.022cm" fo:padding-left="0.022cm" fo:padding-right="0.022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6.40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7.44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6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25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6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45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1cm" fo:min-width="0cm"/>
    </style:style>
    <style:style style:name="gr17" style:family="graphic" style:parent-style-name="objectwithoutfill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7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8cm" fo:min-width="4.252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style:font-name="Helvetica" fo:font-size="24pt" style:font-size-asian="10pt" style:font-size-complex="10pt"/>
    </style:style>
    <style:style style:name="P3" style:family="paragraph">
      <loext:graphic-properties draw:fill="none"/>
      <style:paragraph-properties fo:text-align="start" style:writing-mode="lr-tb"/>
      <style:text-properties style:font-name="Helvetica" fo:font-size="24pt" style:font-size-asian="11pt" style:font-size-complex="11pt"/>
    </style:style>
    <style:style style:name="P4" style:family="paragraph">
      <loext:graphic-properties draw:fill="none"/>
      <style:paragraph-properties fo:text-align="start" style:writing-mode="lr-tb"/>
      <style:text-properties style:font-name="Helvetica" fo:font-size="10pt" style:font-size-asian="10pt" style:font-size-complex="10pt"/>
    </style:style>
    <style:style style:name="P5" style:family="paragraph">
      <loext:graphic-properties draw:fill="solid" draw:fill-color="#333333"/>
      <style:text-properties style:font-name="Helvetica"/>
    </style:style>
    <style:style style:name="P6" style:family="paragraph">
      <loext:graphic-properties draw:fill="solid" draw:fill-color="#2f67d0"/>
      <style:text-properties style:font-name="Helvetica"/>
    </style:style>
    <style:style style:name="P7" style:family="paragraph">
      <loext:graphic-properties draw:fill="solid" draw:fill-color="#4bb44b"/>
      <style:text-properties style:font-name="Helvetica"/>
    </style:style>
    <style:style style:name="P8" style:family="paragraph">
      <loext:graphic-properties draw:fill="solid" draw:fill-color="#008080"/>
      <style:text-properties style:font-name="Helvetica"/>
    </style:style>
    <style:style style:name="P9" style:family="paragraph">
      <loext:graphic-properties draw:fill="none"/>
      <style:text-properties style:font-name="Helvetica"/>
    </style:style>
    <style:style style:name="P10" style:family="paragraph">
      <loext:graphic-properties draw:fill="none" draw:fill-color="#ffffff"/>
      <style:text-properties fo:color="#ffffff" style:font-name="Helvetica" fo:font-size="20pt"/>
    </style:style>
    <style:style style:name="P11" style:family="paragraph">
      <loext:graphic-properties draw:fill="none" draw:fill-color="#ffffff"/>
      <style:text-properties style:font-name="Helvetica" fo:font-size="3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style:font-name="Helvetica" fo:font-size="12pt" style:font-size-asian="12pt" style:font-size-complex="12pt"/>
    </style:style>
    <style:style style:name="P14" style:family="paragraph">
      <style:paragraph-properties style:writing-mode="page">
        <style:tab-stops/>
      </style:paragraph-properties>
    </style:style>
    <style:style style:name="P15" style:family="paragraph">
      <loext:graphic-properties draw:fill="none" draw:fill-color="#ffffff"/>
      <style:paragraph-properties style:writing-mode="page">
        <style:tab-stops/>
      </style:paragraph-properties>
      <style:text-properties fo:color="#ffffff" style:font-name="Helvetica" fo:font-size="20pt"/>
    </style:style>
    <style:style style:name="T1" style:family="text">
      <style:text-properties fo:color="#262626" style:font-name="Helvetica" fo:font-size="24pt" style:font-size-asian="10pt" style:font-name-complex="DejaVuSans" style:font-size-complex="10pt"/>
    </style:style>
    <style:style style:name="T2" style:family="text">
      <style:text-properties fo:color="#262626" style:font-name="Helvetica" fo:font-size="24pt" style:font-size-asian="11pt" style:font-name-complex="DejaVuSans" style:font-size-complex="11pt"/>
    </style:style>
    <style:style style:name="T3" style:family="text">
      <style:text-properties fo:color="#262626" style:font-name="Helvetica" fo:font-size="10pt" style:font-size-asian="10pt" style:font-name-complex="DejaVuSans" style:font-size-complex="10pt"/>
    </style:style>
    <style:style style:name="T4" style:family="text">
      <style:text-properties fo:color="#ffffff" style:font-name="Helvetica" fo:font-size="20pt"/>
    </style:style>
    <style:style style:name="T5" style:family="text">
      <style:text-properties style:font-name="Helvetica" fo:font-size="32pt"/>
    </style:style>
    <style:style style:name="T6" style:family="text">
      <style:text-properties style:font-name="Helvetica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919cm" svg:height="0.848cm" svg:x="0.88cm" svg:y="1.397cm">
          <draw:text-box>
            <text:p text:style-name="P1"><text:span text:style-name="T1">Correct responses</text:span></text:p>
          </draw:text-box>
        </draw:frame>
        <draw:frame draw:style-name="gr2" draw:text-style-name="P3" draw:layer="layout" svg:width="5.789cm" svg:height="0.848cm" svg:x="6.276cm" svg:y="14.138cm">
          <draw:text-box>
            <text:p text:style-name="P1"><text:span text:style-name="T2">Prediction error</text:span></text:p>
          </draw:text-box>
        </draw:frame>
        <draw:frame draw:style-name="gr3" draw:text-style-name="P4" draw:layer="layout" svg:width="0.489cm" svg:height="0.352cm" svg:x="1.18cm" svg:y="13.24cm">
          <draw:text-box>
            <text:p text:style-name="P1"><text:span text:style-name="T3">0.0</text:span></text:p>
          </draw:text-box>
        </draw:frame>
        <draw:frame draw:style-name="gr3" draw:text-style-name="P4" draw:layer="layout" svg:width="0.489cm" svg:height="0.352cm" svg:x="1.18cm" svg:y="11.815cm">
          <draw:text-box>
            <text:p text:style-name="P1"><text:span text:style-name="T3">0.2</text:span></text:p>
          </draw:text-box>
        </draw:frame>
        <draw:frame draw:style-name="gr3" draw:text-style-name="P4" draw:layer="layout" svg:width="0.489cm" svg:height="0.352cm" svg:x="1.18cm" svg:y="10.39cm">
          <draw:text-box>
            <text:p text:style-name="P1"><text:span text:style-name="T3">0.4</text:span></text:p>
          </draw:text-box>
        </draw:frame>
        <draw:frame draw:style-name="gr3" draw:text-style-name="P4" draw:layer="layout" svg:width="0.489cm" svg:height="0.352cm" svg:x="1.18cm" svg:y="8.965cm">
          <draw:text-box>
            <text:p text:style-name="P1"><text:span text:style-name="T3">0.6</text:span></text:p>
          </draw:text-box>
        </draw:frame>
        <draw:frame draw:style-name="gr3" draw:text-style-name="P4" draw:layer="layout" svg:width="0.489cm" svg:height="0.352cm" svg:x="1.18cm" svg:y="7.539cm">
          <draw:text-box>
            <text:p text:style-name="P1"><text:span text:style-name="T3">0.8</text:span></text:p>
          </draw:text-box>
        </draw:frame>
        <draw:frame draw:style-name="gr3" draw:text-style-name="P4" draw:layer="layout" svg:width="0.489cm" svg:height="0.352cm" svg:x="1.18cm" svg:y="6.114cm">
          <draw:text-box>
            <text:p text:style-name="P1"><text:span text:style-name="T3">1.0</text:span></text:p>
          </draw:text-box>
        </draw:frame>
        <draw:frame draw:style-name="gr3" draw:text-style-name="P4" draw:layer="layout" svg:width="0.489cm" svg:height="0.352cm" svg:x="1.18cm" svg:y="4.689cm">
          <draw:text-box>
            <text:p text:style-name="P1"><text:span text:style-name="T3">1.2</text:span></text:p>
          </draw:text-box>
        </draw:frame>
        <draw:polygon draw:style-name="gr4" draw:text-style-name="P5" draw:layer="layout" svg:width="1.187cm" svg:height="7.635cm" svg:x="2.112cm" svg:y="5.798cm" svg:viewBox="0 0 1188 7636" draw:points="0,7636 1188,7636 1188,0 0,0">
          <text:p/>
        </draw:polygon>
        <draw:polygon draw:style-name="gr5" draw:text-style-name="P6" draw:layer="layout" svg:width="1.187cm" svg:height="7.458cm" svg:x="3.596cm" svg:y="5.975cm" svg:viewBox="0 0 1188 7459" draw:points="0,7459 1188,7459 1188,0 0,0">
          <text:p/>
        </draw:polygon>
        <draw:polygon draw:style-name="gr6" draw:text-style-name="P7" draw:layer="layout" svg:width="1.187cm" svg:height="7.464cm" svg:x="5.08cm" svg:y="5.969cm" svg:viewBox="0 0 1188 7465" draw:points="0,7465 1188,7465 1188,0 0,0">
          <text:p/>
        </draw:polygon>
        <draw:polygon draw:style-name="gr7" draw:text-style-name="P8" draw:layer="layout" svg:width="1.187cm" svg:height="7.458cm" svg:x="6.559cm" svg:y="5.969cm" svg:viewBox="0 0 1188 7459" draw:points="0,7459 1188,7459 1188,0 0,0">
          <text:p/>
        </draw:polygon>
        <draw:line draw:style-name="gr8" draw:text-style-name="P9" draw:layer="layout" svg:x1="2.706cm" svg:y1="6.17cm" svg:x2="2.706cm" svg:y2="5.45cm">
          <text:p/>
        </draw:line>
        <draw:line draw:style-name="gr8" draw:text-style-name="P9" draw:layer="layout" svg:x1="4.19cm" svg:y1="6.302cm" svg:x2="4.19cm" svg:y2="5.7cm">
          <text:p/>
        </draw:line>
        <draw:line draw:style-name="gr8" draw:text-style-name="P9" draw:layer="layout" svg:x1="5.673cm" svg:y1="6.276cm" svg:x2="5.673cm" svg:y2="5.662cm">
          <text:p/>
        </draw:line>
        <draw:line draw:style-name="gr8" draw:text-style-name="P9" draw:layer="layout" svg:x1="7.157cm" svg:y1="6.286cm" svg:x2="7.157cm" svg:y2="5.666cm">
          <text:p/>
        </draw:line>
        <draw:line draw:style-name="gr9" draw:text-style-name="P9" draw:layer="layout" svg:x1="1.788cm" svg:y1="13.433cm" svg:x2="1.788cm" svg:y2="4.882cm">
          <text:p/>
        </draw:line>
        <draw:line draw:style-name="gr9" draw:text-style-name="P9" draw:layer="layout" svg:x1="2.706cm" svg:y1="13.61cm" svg:x2="7.157cm" svg:y2="13.61cm">
          <text:p/>
        </draw:line>
        <draw:frame draw:style-name="gr10" draw:text-style-name="P3" draw:layer="layout" svg:width="6.403cm" svg:height="0.848cm" draw:transform="rotate (1.5707963267949) translate (0.041cm 12.11cm)">
          <draw:text-box>
            <text:p text:style-name="P1"><text:span text:style-name="T2">Reaction time (s)</text:span></text:p>
          </draw:text-box>
        </draw:frame>
        <draw:frame draw:style-name="gr11" draw:text-style-name="P2" draw:layer="layout" svg:width="7.44cm" svg:height="0.848cm" svg:x="8.816cm" svg:y="1.397cm">
          <draw:text-box>
            <text:p text:style-name="P1"><text:span text:style-name="T1">Incorrect responses</text:span></text:p>
          </draw:text-box>
        </draw:frame>
        <draw:polygon draw:style-name="gr4" draw:text-style-name="P5" draw:layer="layout" svg:width="1.187cm" svg:height="7.82cm" svg:x="10.012cm" svg:y="5.613cm" svg:viewBox="0 0 1188 7821" draw:points="0,7821 1188,7821 1188,0 0,0">
          <text:p/>
        </draw:polygon>
        <draw:polygon draw:style-name="gr5" draw:text-style-name="P6" draw:layer="layout" svg:width="1.187cm" svg:height="8.641cm" svg:x="11.496cm" svg:y="4.792cm" svg:viewBox="0 0 1188 8642" draw:points="0,8642 1188,8642 1188,0 0,0">
          <text:p/>
        </draw:polygon>
        <draw:polygon draw:style-name="gr6" draw:text-style-name="P7" draw:layer="layout" svg:width="1.187cm" svg:height="8.493cm" svg:x="12.979cm" svg:y="4.94cm" svg:viewBox="0 0 1188 8494" draw:points="0,8494 1188,8494 1188,0 0,0">
          <text:p/>
        </draw:polygon>
        <draw:polygon draw:style-name="gr7" draw:text-style-name="P8" draw:layer="layout" svg:width="1.187cm" svg:height="8.641cm" svg:x="14.463cm" svg:y="4.792cm" svg:viewBox="0 0 1188 8642" draw:points="0,8642 1188,8642 1188,0 0,0">
          <text:p/>
        </draw:polygon>
        <draw:line draw:style-name="gr8" draw:text-style-name="P9" draw:layer="layout" svg:x1="10.605cm" svg:y1="5.969cm" svg:x2="10.605cm" svg:y2="5.306cm">
          <text:p/>
        </draw:line>
        <draw:line draw:style-name="gr8" draw:text-style-name="P9" draw:layer="layout" svg:x1="12.089cm" svg:y1="5.2cm" svg:x2="12.089cm" svg:y2="4.371cm">
          <text:p/>
        </draw:line>
        <draw:line draw:style-name="gr8" draw:text-style-name="P9" draw:layer="layout" svg:x1="13.573cm" svg:y1="5.271cm" svg:x2="13.573cm" svg:y2="4.562cm">
          <text:p/>
        </draw:line>
        <draw:line draw:style-name="gr8" draw:text-style-name="P9" draw:layer="layout" svg:x1="15.056cm" svg:y1="5.181cm" svg:x2="15.056cm" svg:y2="4.354cm">
          <text:p/>
        </draw:line>
        <draw:line draw:style-name="gr9" draw:text-style-name="P9" draw:layer="layout" svg:x1="10.605cm" svg:y1="13.61cm" svg:x2="15.056cm" svg:y2="13.61cm">
          <text:p/>
        </draw:line>
        <draw:frame draw:style-name="gr12" draw:text-style-name="P10" draw:layer="layout" svg:width="1.695cm" svg:height="0.708cm" draw:transform="rotate (1.5707963267949) translate (2.359cm 13.314cm)">
          <draw:text-box>
            <text:p><text:span text:style-name="T4">None</text:span></text:p>
          </draw:text-box>
        </draw:frame>
        <draw:frame draw:style-name="gr13" draw:text-style-name="P10" draw:layer="layout" svg:width="4.252cm" svg:height="0.708cm" draw:transform="rotate (1.5707963267949) translate (3.841cm 13.315cm)">
          <draw:text-box>
            <text:p><text:span text:style-name="T4">Task relevant</text:span></text:p>
          </draw:text-box>
        </draw:frame>
        <draw:frame draw:style-name="gr14" draw:text-style-name="P10" draw:layer="layout" svg:width="4.646cm" svg:height="0.708cm" draw:transform="rotate (1.5707963267949) translate (5.322cm 13.316cm)">
          <draw:text-box>
            <text:p><text:span text:style-name="T4">Task irrelevant</text:span></text:p>
          </draw:text-box>
        </draw:frame>
        <draw:frame draw:style-name="gr15" draw:text-style-name="P10" draw:layer="layout" svg:width="1.454cm" svg:height="0.708cm" draw:transform="rotate (1.5707963267949) translate (6.804cm 13.314cm)">
          <draw:text-box>
            <text:p><text:span text:style-name="T4">Both</text:span></text:p>
          </draw:text-box>
        </draw:frame>
        <draw:frame draw:style-name="gr16" draw:text-style-name="P11" draw:layer="layout" svg:width="0.442cm" svg:height="1.131cm" svg:x="4.029cm" svg:y="4.016cm">
          <draw:text-box>
            <text:p><text:span text:style-name="T5">*</text:span></text:p>
          </draw:text-box>
        </draw:frame>
        <draw:connector draw:style-name="gr17" draw:text-style-name="P12" draw:layer="layout" draw:type="line" svg:x1="4.136cm" svg:y1="5.048cm" svg:x2="7.167cm" svg:y2="5.048cm" svg:d="M4136 5048h3031" svg:viewBox="0 0 3032 1">
          <text:p/>
        </draw:connector>
        <draw:frame draw:style-name="gr18" draw:text-style-name="P13" draw:layer="layout" svg:width="0.889cm" svg:height="0.457cm" svg:x="5.334cm" svg:y="4.575cm">
          <draw:text-box>
            <text:p><text:span text:style-name="T6">n.s.</text:span></text:p>
          </draw:text-box>
        </draw:frame>
        <draw:connector draw:style-name="gr17" draw:text-style-name="P12" draw:layer="layout" draw:type="line" svg:x1="2.667cm" svg:y1="4.524cm" svg:x2="5.698cm" svg:y2="4.524cm" svg:d="M2667 4524h3031" svg:viewBox="0 0 3032 1">
          <text:p/>
        </draw:connector>
        <draw:frame draw:style-name="gr16" draw:text-style-name="P11" draw:layer="layout" svg:width="0.442cm" svg:height="1.131cm" svg:x="11.848cm" svg:y="2.885cm">
          <draw:text-box>
            <text:p><text:span text:style-name="T5">*</text:span></text:p>
          </draw:text-box>
        </draw:frame>
        <draw:connector draw:style-name="gr17" draw:text-style-name="P12" draw:layer="layout" draw:type="line" svg:x1="11.955cm" svg:y1="3.917cm" svg:x2="14.986cm" svg:y2="3.917cm" svg:d="M11955 3917h3031" svg:viewBox="0 0 3032 1">
          <text:p/>
        </draw:connector>
        <draw:frame draw:style-name="gr18" draw:text-style-name="P13" draw:layer="layout" svg:width="0.889cm" svg:height="0.457cm" svg:x="13.153cm" svg:y="3.444cm">
          <draw:text-box>
            <text:p><text:span text:style-name="T6">n.s.</text:span></text:p>
          </draw:text-box>
        </draw:frame>
        <draw:connector draw:style-name="gr17" draw:text-style-name="P12" draw:layer="layout" draw:type="line" svg:x1="10.486cm" svg:y1="3.393cm" svg:x2="13.517cm" svg:y2="3.393cm" svg:d="M10486 3393h3031" svg:viewBox="0 0 3032 1">
          <text:p/>
        </draw:connector>
        <draw:frame draw:style-name="gr12" draw:text-style-name="P10" draw:layer="layout" svg:width="1.695cm" svg:height="0.708cm" draw:transform="rotate (1.5707963267949) translate (10.36cm 13.314cm)">
          <draw:text-box>
            <text:p><text:span text:style-name="T4">None</text:span></text:p>
          </draw:text-box>
        </draw:frame>
        <draw:frame draw:style-name="gr19" draw:text-style-name="P15" draw:layer="layout" svg:width="4.252cm" svg:height="0.708cm" draw:transform="rotate (1.5707963267949) translate (11.842cm 13.315cm)">
          <draw:text-box>
            <text:p text:style-name="P14"><text:span text:style-name="T4">Task relevant</text:span></text:p>
          </draw:text-box>
        </draw:frame>
        <draw:frame draw:style-name="gr14" draw:text-style-name="P10" draw:layer="layout" svg:width="4.646cm" svg:height="0.708cm" draw:transform="rotate (1.5707963267949) translate (13.323cm 13.316cm)">
          <draw:text-box>
            <text:p><text:span text:style-name="T4">Task irrelevant</text:span></text:p>
          </draw:text-box>
        </draw:frame>
        <draw:frame draw:style-name="gr15" draw:text-style-name="P10" draw:layer="layout" svg:width="1.454cm" svg:height="0.708cm" draw:transform="rotate (1.5707963267949) translate (14.805cm 13.314cm)">
          <draw:text-box>
            <text:p><text:span text:style-name="T4">Both</text:span></text:p>
          </draw:text-box>
        </draw:frame>
        <draw:frame draw:style-name="gr3" draw:text-style-name="P4" draw:layer="layout" svg:width="0.489cm" svg:height="0.352cm" svg:x="9.091cm" svg:y="13.241cm">
          <draw:text-box>
            <text:p text:style-name="P1"><text:span text:style-name="T3">0.0</text:span></text:p>
          </draw:text-box>
        </draw:frame>
        <draw:frame draw:style-name="gr3" draw:text-style-name="P4" draw:layer="layout" svg:width="0.489cm" svg:height="0.352cm" svg:x="9.091cm" svg:y="11.816cm">
          <draw:text-box>
            <text:p text:style-name="P1"><text:span text:style-name="T3">0.2</text:span></text:p>
          </draw:text-box>
        </draw:frame>
        <draw:frame draw:style-name="gr3" draw:text-style-name="P4" draw:layer="layout" svg:width="0.489cm" svg:height="0.352cm" svg:x="9.091cm" svg:y="10.391cm">
          <draw:text-box>
            <text:p text:style-name="P1"><text:span text:style-name="T3">0.4</text:span></text:p>
          </draw:text-box>
        </draw:frame>
        <draw:frame draw:style-name="gr3" draw:text-style-name="P4" draw:layer="layout" svg:width="0.489cm" svg:height="0.352cm" svg:x="9.091cm" svg:y="8.966cm">
          <draw:text-box>
            <text:p text:style-name="P1"><text:span text:style-name="T3">0.6</text:span></text:p>
          </draw:text-box>
        </draw:frame>
        <draw:frame draw:style-name="gr3" draw:text-style-name="P4" draw:layer="layout" svg:width="0.489cm" svg:height="0.352cm" svg:x="9.091cm" svg:y="7.54cm">
          <draw:text-box>
            <text:p text:style-name="P1"><text:span text:style-name="T3">0.8</text:span></text:p>
          </draw:text-box>
        </draw:frame>
        <draw:frame draw:style-name="gr3" draw:text-style-name="P4" draw:layer="layout" svg:width="0.489cm" svg:height="0.352cm" svg:x="9.091cm" svg:y="6.115cm">
          <draw:text-box>
            <text:p text:style-name="P1"><text:span text:style-name="T3">1.0</text:span></text:p>
          </draw:text-box>
        </draw:frame>
        <draw:frame draw:style-name="gr3" draw:text-style-name="P4" draw:layer="layout" svg:width="0.489cm" svg:height="0.352cm" svg:x="9.091cm" svg:y="4.69cm">
          <draw:text-box>
            <text:p text:style-name="P1"><text:span text:style-name="T3">1.2</text:span></text:p>
          </draw:text-box>
        </draw:frame>
        <draw:line draw:style-name="gr9" draw:text-style-name="P9" draw:layer="layout" svg:x1="9.699cm" svg:y1="13.434cm" svg:x2="9.699cm" svg:y2="4.8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6.256cm" fo:page-height="16.2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19T15:27:52.071581820</dc:date>
    <meta:editing-duration>PT6M20S</meta:editing-duration>
    <meta:editing-cycles>2</meta:editing-cycles>
    <meta:generator>LibreOffice/5.4.2.2$Linux_X86_64 LibreOffice_project/40m0$Build-2</meta:generator>
    <meta:document-statistic meta:object-count="54"/>
  </office:meta>
</office:document-meta>
</file>